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draw:fill="solid" draw:fill-color="#808080" draw:fill-image-width="0cm" draw:fill-image-height="0cm"/>
    </style:style>
    <style:style style:name="gr1" style:family="graphic" style:parent-style-name="standard">
      <style:graphic-properties draw:stroke="none" svg:stroke-width="0.041cm" draw:stroke-linejoin="miter" draw:fill="solid" draw:fill-color="#e44d26"/>
    </style:style>
    <style:style style:name="gr2" style:family="graphic" style:parent-style-name="standard">
      <style:graphic-properties draw:stroke="none" svg:stroke-width="0.041cm" draw:stroke-linejoin="miter" draw:fill="solid" draw:fill-color="#f16529"/>
    </style:style>
    <style:style style:name="gr3" style:family="graphic" style:parent-style-name="standard">
      <style:graphic-properties draw:stroke="none" svg:stroke-width="0.041cm" draw:stroke-linejoin="miter" draw:fill="solid" draw:fill-color="#ebebeb"/>
    </style:style>
    <style:style style:name="gr4" style:family="graphic" style:parent-style-name="standard">
      <style:graphic-properties draw:stroke="none" svg:stroke-width="0.041cm" draw:stroke-linejoin="miter" draw:fill="solid" draw:fill-color="#ffffff"/>
    </style:style>
    <style:style style:name="P1" style:family="paragraph">
      <loext:graphic-properties draw:fill="solid" draw:fill-color="#e44d26"/>
    </style:style>
    <style:style style:name="P2" style:family="paragraph">
      <loext:graphic-properties draw:fill="solid" draw:fill-color="#f16529"/>
    </style:style>
    <style:style style:name="P3" style:family="paragraph">
      <loext:graphic-properties draw:fill="solid" draw:fill-color="#ebebeb"/>
    </style:style>
    <style:style style:name="P4" style:family="paragraph">
      <loext:graphic-properties draw:fill="solid" draw:fill-color="#ffffff"/>
    </style:style>
  </office:automatic-styles>
  <office:body>
    <office:drawing>
      <draw:page draw:name="page1" draw:style-name="dp1" draw:master-page-name="Default">
        <draw:polygon draw:style-name="gr1" draw:text-style-name="P1" draw:layer="layout" svg:width="14.878cm" svg:height="16.873cm" svg:x="3.061cm" svg:y="4.127cm" svg:viewBox="0 0 14879 16874" draw:points="1354,15187 0,0 14879,0 13523,15185 7430,16874">
          <text:p/>
        </draw:polygon>
        <draw:polygon draw:style-name="gr2" draw:text-style-name="P2" draw:layer="layout" svg:width="6.081cm" svg:height="14.34cm" svg:x="10.5cm" svg:y="5.369cm" svg:viewBox="0 0 6082 14341" draw:points="0,14341 4924,12976 6082,0 0,0">
          <text:p/>
        </draw:polygon>
        <draw:polygon draw:style-name="gr3" draw:text-style-name="P3" draw:layer="layout" svg:width="4.67cm" svg:height="5.632cm" svg:x="5.83cm" svg:y="7.231cm" svg:viewBox="0 0 4671 5633" draw:points="4671,3770 2206,3770 2036,1863 4671,1863 4671,0 4665,0 0,0 45,500 502,5633 4671,5633">
          <text:p/>
        </draw:polygon>
        <draw:polygon draw:style-name="gr3" draw:text-style-name="P3" draw:layer="layout" svg:width="4.169cm" svg:height="6.643cm" svg:x="6.331cm" svg:y="11.136cm" svg:viewBox="0 0 4170 6644" draw:points="4170,4699 4162,4701 2086,4140 1703,0 861,1155 0,1718 343,5582 4161,6644 4170,6641">
          <text:p/>
        </draw:polygon>
        <draw:polygon draw:style-name="gr4" draw:text-style-name="P4" draw:layer="layout" svg:width="2.759cm" svg:height="2.832cm" svg:x="4.445cm" svg:y="0cm" svg:viewBox="0 0 2760 2833" draw:points="0,0 947,0 947,935 1813,935 1813,0 2760,0 2760,2833 1813,2833 1813,1884 947,1884 947,2833 0,2833">
          <text:p/>
        </draw:polygon>
        <draw:polygon draw:style-name="gr4" draw:text-style-name="P4" draw:layer="layout" svg:width="2.614cm" svg:height="2.832cm" svg:x="7.616cm" svg:y="0cm" svg:viewBox="0 0 2615 2833" draw:points="834,939 0,939 0,0 2615,0 2615,939 1781,939 1781,2833 834,2833">
          <text:p/>
        </draw:polygon>
        <draw:polygon draw:style-name="gr4" draw:text-style-name="P4" draw:layer="layout" svg:width="3.188cm" svg:height="2.832cm" svg:x="10.644cm" svg:y="0cm" svg:viewBox="0 0 3189 2833" draw:points="0,0 987,0 1595,995 2201,0 3189,0 3189,2833 2246,2833 2246,1429 1595,2436 1578,2436 926,1429 926,2833 0,2833">
          <text:p/>
        </draw:polygon>
        <draw:polygon draw:style-name="gr4" draw:text-style-name="P4" draw:layer="layout" svg:width="2.278cm" svg:height="2.832cm" svg:x="14.303cm" svg:y="0cm" svg:viewBox="0 0 2279 2833" draw:points="0,0 947,0 947,1896 2279,1896 2279,2833 0,2833">
          <text:p/>
        </draw:polygon>
        <draw:polygon draw:style-name="gr4" draw:text-style-name="P4" draw:layer="layout" svg:width="4.329cm" svg:height="6.777cm" svg:x="10.494cm" svg:y="11.001cm" svg:viewBox="0 0 4330 6778" draw:points="0,0 0,1863 2294,1863 2078,4279 0,4839 0,6778 3819,5719 3847,5404 4285,500 4330,0 3828,0">
          <text:p/>
        </draw:polygon>
        <draw:polygon draw:style-name="gr4" draw:text-style-name="P4" draw:layer="layout" svg:width="4.666cm" svg:height="1.863cm" svg:x="10.494cm" svg:y="7.231cm" svg:viewBox="0 0 4667 1864" draw:points="0,0 0,1157 0,1859 0,1864 4494,1864 4500,1864 4537,1445 4622,500 4667,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7-07T07:54:10.117699451</dc:date>
    <dc:creator>Henning Koch</dc:creator>
    <meta:editing-duration>PT4M11S</meta:editing-duration>
    <meta:editing-cycles>2</meta:editing-cycles>
    <meta:generator>LibreOffice/5.0.6.2$Linux_X86_64 LibreOffice_project/00m0$Build-2</meta:generator>
    <meta:document-statistic meta:object-count="10"/>
  </office:meta>
</office:document-meta>
</file>